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elgika" svg:font-family="Belg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" svg:font-family="'Noto Sans Disp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Noto Sans Disp"/>
    </style:style>
    <style:style style:name="P2" style:family="paragraph" style:parent-style-name="Heading_20_1" style:master-page-name="">
      <loext:graphic-properties draw:fill="none"/>
      <style:paragraph-properties fo:margin-left="0cm" fo:margin-right="-0.4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17.815cm"/>
        </style:tab-stops>
      </style:paragraph-properties>
      <style:text-properties style:font-name="Noto Sans Disp" officeooo:paragraph-rsid="001a80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3318"/>
    </style:style>
    <style:style style:name="T3" style:family="text">
      <style:text-properties officeooo:rsid="001b2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urriculum vitae Colm O'Neill</text:h>
      <text:p text:style-name="P1"><text:span text:style-name="T1">civil status</text:span></text:p>
      <text:p text:style-name="P1">O'NEILL Colm</text:p>
      <text:p text:style-name="P1">date of birth: 04/05/1990</text:p>
      <text:p text:style-name="P1">nationality: Irish</text:p>
      <text:p text:style-name="P1">place of birth: Ixelles, Belgium</text:p>
      <text:p text:style-name="P1">mail@colm.be</text:p>
      <text:p text:style-name="P1">+32478479350</text:p>
      <text:p text:style-name="P1">personal: http://colm.be</text:p>
      <text:p text:style-name="P1">design collective: http://osp.kitchen</text:p>
      <text:p text:style-name="P1">consultancy: http://consultone.eu</text:p>
      <text:p text:style-name="P1"><text:span text:style-name="T1">current function</text:span></text:p>
      <text:p text:style-name="P1">— <text:span text:style-name="T2">f</text:span>reelance researcher, graphic designer, educator, web developer</text:p>
      <text:p text:style-name="P1"><text:span text:style-name="T1">past education</text:span></text:p>
      <text:p text:style-name="P1">— Master degree Media Design and Communications, networked media – Piet Zwart Institute, Rotterdam (2017)</text:p>
      <text:p text:style-name="P1">— Bachelor degree Graphic design &amp; visual communications – ENSAV La Cambre, Brussels (2014)</text:p>
      <text:p text:style-name="P1">— Photography technician — INRACI, Brussels (2010)</text:p>
      <text:p text:style-name="P1"><text:span text:style-name="T1">professional experience</text:span></text:p>
      <text:p text:style-name="P1">— Founding member, Open Source Publishing asbl/vzw, <text:span text:style-name="T3">May </text:span>2015 - ongoing – http://<text:span text:style-name="T3">osp.kitchen</text:span></text:p>
      <text:p text:style-name="P1">— Company manager, consultONE, November 2014 - ongoing - http://consultone.eu</text:p>
      <text:p text:style-name="P1">— Web design internship: <text:span text:style-name="T3">T</text:span>entwelve - September 2014 → January 2015 <text:span text:style-name="T3">http://tentwelve.com</text:span></text:p>
      <text:p text:style-name="P1">— Web development internship: Constant Mathieu &amp; PLMD - summer 2013 <text:span text:style-name="T3">htt://</text:span>plmd.me</text:p>
      <text:p text:style-name="P1">— Graphic design internship Open Source Publishing summer 2012</text:p>
      <text:p text:style-name="P1"><text:span text:style-name="T1">teaching &amp; education experience</text:span></text:p>
      <text:p text:style-name="P1">— Relearn Rotterdam 2017, edition initiation, coordination with with Manetta Berends, Cristina Cochior http://relearn.be/2017</text:p>
      <text:p text:style-name="P1">— Hogeschool Gent (HoGent) 2015 with OSP http://opentools.schoolofarts.be/projecten.html#1</text:p>
      <text:p text:style-name="P1">— HTML2print Haute École des arts du Rhin, Strasbourg, with OSP <text:s/>http://comgraph.hear.fr/2015/03/html-sauce-cocktail/</text:p>
      <text:p text:style-name="P1">— Typojanchi Seoul workshop with OSP October 2013 http://typojanchi.org/2013/program_en/#contents OCR training</text:p>
      <text:p text:style-name="P1">— Relearn summer school 2013 project initiation, with OSP. Coordinated track: gesturing paths, relearn.be/r/worksessions::gesturing-paths::notes</text:p>
      <text:p text:style-name="P1"><text:span text:style-name="T1">publications</text:span></text:p>
      <text:p text:style-name="P1">— drawing curved (2018) (co-written with Pierre Huyghebaert) on the nature of digital curvature http//drawingcurved.osp.kitchen</text:p>
      <text:p text:style-name="P1">— adversarial.interfaces.site (2017) graduation project, critical research addressing interfaces http://adversarial.interfaces.site</text:p>
      <text:p text:style-name="P1">— tangible.tools (2017) thesis publication, on digital craft http//tangible.tools</text:p>
      <text:p text:style-name="P1">— 16 case stories: re-imagining the practice of layout (2012) european research project Libre Graphics Research Unit (LGRU) https://gitlab.constantvzw.org/lgru/co-position-catalog</text:p>
      <text:p text:style-name="P1"><text:span text:style-name="T1">skill set</text:span></text:p>
      <text:p text:style-name="P1">— bilingual English / French &amp; basic knowledge of Dutch</text:p>
      <text:p text:style-name="P1">— abilities on GNU/UNIX platform, system implementations, server management</text:p>
      <text:p text:style-name="P1">— <text:span text:style-name="T3">technological </text:span>a<text:span text:style-name="T3">bilities</text:span>: Python, Javascript, PHP, publishing tool development, code versioning systems, <text:span text:style-name="T3">F/LOSS software and solu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elgika" svg:font-family="Belg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" svg:font-family="'Noto Sans Disp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073cm" fo:margin-bottom="1.995cm" fo:margin-left="2.999cm" fo:margin-right="2.8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5:48:40.097521717</dc:date>
    <meta:editing-duration>PT16M36S</meta:editing-duration>
    <meta:editing-cycles>4</meta:editing-cycles>
    <meta:generator>LibreOffice/5.4.4.2$Linux_X86_64 LibreOffice_project/40m0$Build-2</meta:generator>
    <meta:document-statistic meta:table-count="0" meta:image-count="0" meta:object-count="0" meta:page-count="1" meta:paragraph-count="38" meta:word-count="263" meta:character-count="2429" meta:non-whitespace-character-count="2178"/>
  </office:meta>
</office:document-meta>
</file>